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4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5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Text_20_body" style:list-style-name="L6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</office:automatic-styles>
  <office:body>
    <office:text>
      <text:h text:style-name="Title">Groovy</text:h>
      <text:p text:style-name="Author">Adolfo Sanz De Diego</text:p>
      <text:p text:style-name="Date">Abril 2013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Twitter: [@asanzdiego](http://twitter.com/asanzdiego)</text:p>
        </text:list-item>
        <text:list-item>
          <text:p text:style-name="P1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">Blog: <text:a xlink:type="simple" xlink:href="http://asanzdiego.blogspot.com.es" office:name=""><text:span text:style-name="Definition">http://asanzdiego.blogspot.com.es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troducción</text:h>
      <text:h text:style-name="Heading_20_2" text:outline-level="2">Perspectiva general</text:h>
      <text:p text:style-name="First_20_paragraph">Groovy es un <text:span text:style-name="T38">lenguaje</text:span><text:span text:style-name="T39"> </text:span><text:span text:style-name="T40">dinámico,</text:span><text:span text:style-name="T41"> </text:span><text:span text:style-name="T42">orientado</text:span><text:span text:style-name="T43"> </text:span><text:span text:style-name="T44">a</text:span><text:span text:style-name="T45"> </text:span><text:span text:style-name="T46">objetos</text:span>, muy íntimamente ligado a Java.</text:p>
      <text:p text:style-name="Text_20_body">Groovy <text:span text:style-name="T47">simplifica</text:span><text:span text:style-name="T48"> </text:span><text:span text:style-name="T49">la</text:span><text:span text:style-name="T50"> </text:span><text:span text:style-name="T51">sintaxis</text:span><text:span text:style-name="T52"> </text:span><text:span text:style-name="T53">de</text:span><text:span text:style-name="T54"> </text:span><text:span text:style-name="T55">Java</text:span> convirtiendo multitud de tareas en un placer.</text:p>
      <text:p text:style-name="Text_20_body">Groovy <text:span text:style-name="T56">comparte</text:span><text:span text:style-name="T57"> </text:span><text:span text:style-name="T58">con</text:span><text:span text:style-name="T59"> </text:span><text:span text:style-name="T60">Java</text:span> el mismo modelo de objetos, de hilos y de seguridad.</text:p>
      <text:p text:style-name="Text_20_body">Groovy puede usarse también de manera dinámica como un lenguaje de <text:span text:style-name="T61">scripting</text:span>.</text:p>
      <text:p text:style-name="Text_20_body">El 99% del <text:span text:style-name="T62">código</text:span><text:span text:style-name="T63"> </text:span><text:span text:style-name="T64">Java</text:span><text:span text:style-name="T65"> </text:span><text:span text:style-name="T66">puede</text:span><text:span text:style-name="T67"> </text:span><text:span text:style-name="T68">ser</text:span><text:span text:style-name="T69"> </text:span><text:span text:style-name="T70">compilado</text:span><text:span text:style-name="T71"> </text:span><text:span text:style-name="T72">con</text:span><text:span text:style-name="T73"> </text:span><text:span text:style-name="T74">groovy</text:span>.</text:p>
      <text:p text:style-name="Text_20_body">El 100% del <text:span text:style-name="T75">código</text:span><text:span text:style-name="T76"> </text:span><text:span text:style-name="T77">Groovy</text:span><text:span text:style-name="T78"> </text:span><text:span text:style-name="T79">es</text:span><text:span text:style-name="T80"> </text:span><text:span text:style-name="T81">convertido</text:span><text:span text:style-name="T82"> </text:span><text:span text:style-name="T83">en</text:span><text:span text:style-name="T84"> </text:span><text:span text:style-name="T85">bytecode</text:span><text:span text:style-name="T86"> </text:span><text:span text:style-name="T87">Java</text:span>, y ejecutado en la JVM.</text:p>
      <text:p text:style-name="Text_20_body">Los programadores Java nos podemos <text:span text:style-name="T88">introducirnos</text:span><text:span text:style-name="T89"> </text:span><text:span text:style-name="T90">en</text:span><text:span text:style-name="T91"> </text:span><text:span text:style-name="T92">Groovy</text:span><text:span text:style-name="T93"> </text:span><text:span text:style-name="T94">poco</text:span><text:span text:style-name="T95"> </text:span><text:span text:style-name="T96">a</text:span><text:span text:style-name="T97"> </text:span><text:span text:style-name="T98">poco</text:span>.</text:p>
      <text:p text:style-name="Text_20_body">Su <text:span text:style-name="T99">curva</text:span><text:span text:style-name="T100"> </text:span><text:span text:style-name="T101">de</text:span><text:span text:style-name="T102"> </text:span><text:span text:style-name="T103">aprendizaje</text:span><text:span text:style-name="T104"> </text:span><text:span text:style-name="T105">es</text:span><text:span text:style-name="T106"> </text:span><text:span text:style-name="T107">casi</text:span><text:span text:style-name="T108"> </text:span><text:span text:style-name="T109">plana</text:span> para programadores Java.</text:p>
      <text:h text:style-name="Heading_20_2" text:outline-level="2">HelloWorld.java</text:h>
      <text:p text:style-name="P4">public class HelloWorld {</text:p>
      <text:p text:style-name="P5"/>
      <text:p text:style-name="P6"><text:s text:c="2"/>private String nombre;</text:p>
      <text:p text:style-name="P7"><text:s text:c="2"/></text:p>
      <text:p text:style-name="P8"><text:s text:c="2"/>public static void main(String[] args) {</text:p>
      <text:p text:style-name="P9"><text:s text:c="4"/>HelloWorld hw = new HelloWorld();</text:p>
      <text:p text:style-name="P10"><text:s text:c="4"/>hw.setNombre("Groovy");</text:p>
      <text:p text:style-name="P11"><text:s text:c="4"/>System.out.println(hw.saluda());</text:p>
      <text:p text:style-name="P12"><text:s text:c="2"/>}</text:p>
      <text:p text:style-name="P13"/>
      <text:p text:style-name="P14"><text:s text:c="2"/>public String getNombre() {</text:p>
      <text:p text:style-name="P15"><text:s text:c="4"/>return nombre;</text:p>
      <text:p text:style-name="P16"><text:s text:c="2"/>}</text:p>
      <text:p text:style-name="P17"/>
      <text:p text:style-name="P18"><text:s text:c="2"/>public void setNombre(String nombre) {</text:p>
      <text:p text:style-name="P19"><text:s text:c="4"/>this.nombre = nombre;</text:p>
      <text:p text:style-name="P20"><text:s text:c="2"/>}</text:p>
      <text:p text:style-name="P21"/>
      <text:p text:style-name="P22"><text:s text:c="2"/>public String saluda() {</text:p>
      <text:p text:style-name="P23"><text:s text:c="4"/>return "Hola " + nombre;</text:p>
      <text:p text:style-name="P24"><text:s text:c="2"/>}</text:p>
      <text:p text:style-name="P25">}</text:p>
      <text:h text:style-name="Heading_20_2" text:outline-level="2">HelloWorld.groovy</text:h>
      <text:p text:style-name="P26">public class HelloWorld {</text:p>
      <text:p text:style-name="P27"/>
      <text:p text:style-name="P28"><text:s text:c="2"/>private String nombre;</text:p>
      <text:p text:style-name="P29"><text:s text:c="2"/></text:p>
      <text:p text:style-name="P30"><text:s text:c="2"/>public static void main(String[] args) {</text:p>
      <text:p text:style-name="P31"><text:s text:c="4"/>HelloWorld hw = new HelloWorld();</text:p>
      <text:p text:style-name="P32"><text:s text:c="4"/>hw.setNombre("Groovy");</text:p>
      <text:p text:style-name="P33"><text:s text:c="4"/>System.out.println(hw.saluda());</text:p>
      <text:p text:style-name="P34"><text:s text:c="2"/>}</text:p>
      <text:p text:style-name="P35"/>
      <text:p text:style-name="P36"><text:s text:c="2"/>public String getNombre() {</text:p>
      <text:p text:style-name="P37"><text:s text:c="4"/>return nombre;</text:p>
      <text:p text:style-name="P38"><text:s text:c="2"/>}</text:p>
      <text:p text:style-name="P39"/>
      <text:p text:style-name="P40"><text:s text:c="2"/>public void setNombre(String nombre) {</text:p>
      <text:p text:style-name="P41"><text:s text:c="4"/>this.nombre = nombre;</text:p>
      <text:p text:style-name="P42"><text:s text:c="2"/>}</text:p>
      <text:p text:style-name="P43"/>
      <text:p text:style-name="P44"><text:s text:c="2"/>public String saluda() {</text:p>
      <text:p text:style-name="P45"><text:s text:c="4"/>return "Hola " + nombre;</text:p>
      <text:p text:style-name="P46"><text:s text:c="2"/>}</text:p>
      <text:p text:style-name="P47">}</text:p>
      <text:h text:style-name="Heading_20_2" text:outline-level="2">HelloWorld.groovy</text:h>
      <text:p text:style-name="P48">public class HelloWorld {</text:p>
      <text:p text:style-name="P49"/>
      <text:p text:style-name="P50"><text:s text:c="2"/>private String nombre;</text:p>
      <text:p text:style-name="P51"><text:s text:c="2"/></text:p>
      <text:p text:style-name="P52"><text:s text:c="2"/>public static void main(String[] args) {</text:p>
      <text:p text:style-name="P53"><text:s text:c="4"/>HelloWorld hw = new HelloWorld();</text:p>
      <text:p text:style-name="P54"><text:s text:c="4"/>hw.nombre = "Groovy";</text:p>
      <text:p text:style-name="P55"><text:s text:c="4"/>System.out.println(hw.saluda());</text:p>
      <text:p text:style-name="P56"><text:s text:c="2"/>}</text:p>
      <text:p text:style-name="P57"/>
      <text:p text:style-name="P58"><text:s text:c="2"/>public String saluda() {</text:p>
      <text:p text:style-name="P59"><text:s text:c="4"/>return "Hola " + nombre;</text:p>
      <text:p text:style-name="P60"><text:s text:c="2"/>}</text:p>
      <text:p text:style-name="P61">}</text:p>
      <text:p text:style-name="First_20_paragraph"><text:span text:style-name="T110">Getters</text:span><text:span text:style-name="T111"> </text:span><text:span text:style-name="T112">y</text:span><text:span text:style-name="T113"> </text:span><text:span text:style-name="T114">setters</text:span><text:span text:style-name="T115"> </text:span><text:span text:style-name="T116">autogenerados</text:span>.</text:p>
      <text:p text:style-name="P62">class HelloWorld {</text:p>
      <text:p text:style-name="P63"/>
      <text:p text:style-name="P64"><text:s text:c="2"/>String nombre</text:p>
      <text:p text:style-name="P65"><text:s text:c="2"/></text:p>
      <text:p text:style-name="P66"><text:s text:c="2"/>static void main(String[] args) {</text:p>
      <text:p text:style-name="P67"><text:s text:c="4"/>HelloWorld hw = new HelloWorld()</text:p>
      <text:p text:style-name="P68"><text:s text:c="4"/>hw.nombre = "Groovy"</text:p>
      <text:p text:style-name="P69"><text:s text:c="4"/>System.out.println(hw.saluda())</text:p>
      <text:p text:style-name="P70"><text:s text:c="2"/>}</text:p>
      <text:p text:style-name="P71"/>
      <text:p text:style-name="P72"><text:s text:c="2"/>String saluda() {</text:p>
      <text:p text:style-name="P73"><text:s text:c="4"/>"Hola " + nombre</text:p>
      <text:p text:style-name="P74"><text:s text:c="2"/>}</text:p>
      <text:p text:style-name="P75">}</text:p>
      <text:p text:style-name="First_20_paragraph"><text:span text:style-name="T117">Clases</text:span><text:span text:style-name="T118"> </text:span><text:span text:style-name="T119">y</text:span><text:span text:style-name="T120"> </text:span><text:span text:style-name="T121">métodos</text:span><text:span text:style-name="T122"> </text:span><text:span text:style-name="T123">public</text:span><text:span text:style-name="T124"> </text:span><text:span text:style-name="T125">por</text:span><text:span text:style-name="T126"> </text:span><text:span text:style-name="T127">defecto</text:span>.</text:p>
      <text:p text:style-name="Text_20_body"><text:span text:style-name="T128">Atributos</text:span><text:span text:style-name="T129"> </text:span><text:span text:style-name="T130">private</text:span><text:span text:style-name="T131"> </text:span><text:span text:style-name="T132">por</text:span><text:span text:style-name="T133"> </text:span><text:span text:style-name="T134">defecto</text:span>.</text:p>
      <text:p text:style-name="Text_20_body"><text:span text:style-name="T135">punto</text:span><text:span text:style-name="T136"> </text:span><text:span text:style-name="T137">y</text:span><text:span text:style-name="T138"> </text:span><text:span text:style-name="T139">coma</text:span><text:span text:style-name="T140"> </text:span><text:span text:style-name="T141">opcionales</text:span>.</text:p>
      <text:p text:style-name="Text_20_body"><text:span text:style-name="T142">return</text:span><text:span text:style-name="T143"> </text:span><text:span text:style-name="T144">opcional</text:span> (por defecto la última línea)</text:p>
      <text:p text:style-name="P76">class HelloWorld {</text:p>
      <text:p text:style-name="P77"/>
      <text:p text:style-name="P78"><text:s text:c="2"/>def nombre</text:p>
      <text:p text:style-name="P79"><text:s text:c="2"/></text:p>
      <text:p text:style-name="P80"><text:s text:c="2"/>static void main(args) {</text:p>
      <text:p text:style-name="P81"><text:s text:c="4"/>HelloWorld hw = new HelloWorld()</text:p>
      <text:p text:style-name="P82"><text:s text:c="4"/>hw.nombre = "Groovy"</text:p>
      <text:p text:style-name="P83"><text:s text:c="4"/>println hw.saluda()</text:p>
      <text:p text:style-name="P84"><text:s text:c="2"/>}</text:p>
      <text:p text:style-name="P85"/>
      <text:p text:style-name="P86"><text:s text:c="2"/>def saluda() {</text:p>
      <text:p text:style-name="P87"><text:s text:c="4"/>"Hola " + nombre</text:p>
      <text:p text:style-name="P88"><text:s text:c="2"/>}</text:p>
      <text:p text:style-name="P89">}</text:p>
      <text:p text:style-name="First_20_paragraph"><text:span text:style-name="T145">tipado</text:span><text:span text:style-name="T146"> </text:span><text:span text:style-name="T147">dinámico</text:span>.</text:p>
      <text:p text:style-name="Text_20_body"><text:span text:style-name="T148">println</text:span> alias de System.out.println.</text:p>
      <text:p text:style-name="Text_20_body"><text:span text:style-name="T149">paréntesis</text:span><text:span text:style-name="T150"> </text:span><text:span text:style-name="T151">opcionales</text:span> cuando hay parámetros.</text:p>
      <text:p text:style-name="P90">HelloWorld hw = new HelloWorld()</text:p>
      <text:p text:style-name="P91">hw.setNombre "Groovy"</text:p>
      <text:p text:style-name="P92">println hw.saluda()</text:p>
      <text:p text:style-name="P93"/>
      <text:p text:style-name="P94">class HelloWorld {</text:p>
      <text:p text:style-name="P95"/>
      <text:p text:style-name="P96"><text:s text:c="2"/>def nombre</text:p>
      <text:p text:style-name="P97"/>
      <text:p text:style-name="P98"><text:s text:c="2"/>def saluda() {</text:p>
      <text:p text:style-name="P99"><text:s text:c="4"/>"Hola ${nombre}"</text:p>
      <text:p text:style-name="P100"><text:s text:c="2"/>}</text:p>
      <text:p text:style-name="P101">}</text:p>
      <text:p text:style-name="First_20_paragraph"><text:span text:style-name="T152">declaración</text:span><text:span text:style-name="T153"> </text:span><text:span text:style-name="T154">de</text:span><text:span text:style-name="T155"> </text:span><text:span text:style-name="T156">classes</text:span><text:span text:style-name="T157"> </text:span><text:span text:style-name="T158">y</text:span><text:span text:style-name="T159"> </text:span><text:span text:style-name="T160">método</text:span><text:span text:style-name="T161"> </text:span><text:span text:style-name="T162">main</text:span><text:span text:style-name="T163"> </text:span><text:span text:style-name="T164">opcional</text:span><text:span text:style-name="T165"> </text:span><text:span text:style-name="T166">en</text:span><text:span text:style-name="T167"> </text:span><text:span text:style-name="T168">scripts</text:span>.</text:p>
      <text:h text:style-name="Heading_20_2" text:outline-level="2">Otros aspectos</text:h>
      <text:p text:style-name="First_20_paragraph"><text:span text:style-name="T169">imports</text:span><text:span text:style-name="T170"> </text:span><text:span text:style-name="T171">por</text:span><text:span text:style-name="T172"> </text:span><text:span text:style-name="T173">defecto</text:span> (java.io.<text:span text:style-name="T174">,</text:span><text:span text:style-name="T175"> </text:span><text:span text:style-name="T176">java.lang.</text:span>, java.math.BigDecimal, java.math.BigInteger, java.net.<text:span text:style-name="T177">,</text:span><text:span text:style-name="T178"> </text:span><text:span text:style-name="T179">java.util.</text:span>, groovy.lang.<text:span text:style-name="T180">,</text:span><text:span text:style-name="T181"> </text:span><text:span text:style-name="T182">groovy.util.</text:span>)</text:p>
      <text:p text:style-name="Text_20_body">Todas las <text:span text:style-name="T183">excepciones</text:span><text:span text:style-name="T184"> </text:span><text:span text:style-name="T185">son</text:span><text:span text:style-name="T186"> </text:span><text:span text:style-name="T187">de</text:span><text:span text:style-name="T188"> </text:span><text:span text:style-name="T189">tipo</text:span><text:span text:style-name="T190"> </text:span><text:span text:style-name="T191">RunTimeException</text:span> (ni declararlas, ni capturarlas)</text:p>
      <text:p text:style-name="Text_20_body"><text:span text:style-name="T192">Sobrecarga</text:span><text:span text:style-name="T193"> </text:span><text:span text:style-name="T194">de</text:span><text:span text:style-name="T195"> </text:span><text:span text:style-name="T196">operadores</text:span> (plus, minus, multiply, div, mod, or, and, next, previous, ...) <text:a xlink:type="simple" xlink:href="http://groovy.codehaus.org/Operator+Overloading" office:name=""><text:span text:style-name="Definition">ver documentación</text:span></text:a></text:p>
      <text:p text:style-name="Text_20_body">Todos <text:span text:style-name="T197">los</text:span><text:span text:style-name="T198"> </text:span><text:span text:style-name="T199">tipos</text:span><text:span text:style-name="T200"> </text:span><text:span text:style-name="T201">primitivos</text:span><text:span text:style-name="T202"> </text:span><text:span text:style-name="T203">son</text:span><text:span text:style-name="T204"> </text:span><text:span text:style-name="T205">tratados</text:span><text:span text:style-name="T206"> </text:span><text:span text:style-name="T207">como</text:span><text:span text:style-name="T208"> </text:span><text:span text:style-name="T209">objetos</text:span> (autoboxing)</text:p>
      <text:p text:style-name="Text_20_body">Todos <text:span text:style-name="T210">los</text:span><text:span text:style-name="T211"> </text:span><text:span text:style-name="T212">decimales</text:span><text:span text:style-name="T213"> </text:span><text:span text:style-name="T214">son</text:span><text:span text:style-name="T215"> </text:span><text:span text:style-name="T216">tratados</text:span><text:span text:style-name="T217"> </text:span><text:span text:style-name="T218">como</text:span><text:span text:style-name="T219"> </text:span><text:span text:style-name="T220">BigDecimal</text:span> para evitar la inexactitud de las clases Float y Double.</text:p>
      <text:p text:style-name="Text_20_body">Siempre que se evalue un <text:span text:style-name="T221">valor</text:span><text:span text:style-name="T222"> </text:span><text:span text:style-name="T223">cero,</text:span><text:span text:style-name="T224"> </text:span><text:span text:style-name="T225">null,</text:span><text:span text:style-name="T226"> </text:span><text:span text:style-name="T227">un</text:span><text:span text:style-name="T228"> </text:span><text:span text:style-name="T229">String</text:span><text:span text:style-name="T230"> </text:span><text:span text:style-name="T231">vacío,</text:span><text:span text:style-name="T232"> </text:span><text:span text:style-name="T233">una</text:span><text:span text:style-name="T234"> </text:span><text:span text:style-name="T235">coleccion</text:span><text:span text:style-name="T236"> </text:span><text:span text:style-name="T237">vacía,</text:span><text:span text:style-name="T238"> </text:span><text:span text:style-name="T239">un</text:span><text:span text:style-name="T240"> </text:span><text:span text:style-name="T241">array</text:span><text:span text:style-name="T242"> </text:span><text:span text:style-name="T243">de</text:span><text:span text:style-name="T244"> </text:span><text:span text:style-name="T245">longitud</text:span><text:span text:style-name="T246"> </text:span><text:span text:style-name="T247">cero</text:span><text:span text:style-name="T248"> </text:span><text:span text:style-name="T249">o</text:span><text:span text:style-name="T250"> </text:span><text:span text:style-name="T251">un</text:span><text:span text:style-name="T252"> </text:span><text:span text:style-name="T253">StringBuilder/StringBuffer</text:span><text:span text:style-name="T254"> </text:span><text:span text:style-name="T255">vacío,</text:span><text:span text:style-name="T256"> </text:span><text:span text:style-name="T257">se</text:span><text:span text:style-name="T258"> </text:span><text:span text:style-name="T259">obtendrá</text:span><text:span text:style-name="T260"> </text:span><text:span text:style-name="T261">false</text:span>. En cualquier otra situación, se obtendrá true.</text:p>
      <text:p text:style-name="Text_20_body">El <text:span text:style-name="T262">operador</text:span><text:span text:style-name="T263"> </text:span><text:span text:style-name="T264">==</text:span><text:span text:style-name="T265"> </text:span><text:span text:style-name="T266">está</text:span><text:span text:style-name="T267"> </text:span><text:span text:style-name="T268">sobrecargado</text:span> en el método equals()</text:p>
      <text:p text:style-name="Text_20_body">El == de Java se puede usar con el método is()</text:p>
      <text:p text:style-name="Text_20_body">Uso de la <text:span text:style-name="T269">anotación</text:span><text:span text:style-name="T270"> </text:span><text:span text:style-name="T271">@PackageScope</text:span><text:span text:style-name="T272"> </text:span><text:span text:style-name="T273">para</text:span><text:span text:style-name="T274"> </text:span><text:span text:style-name="T275">la</text:span><text:span text:style-name="T276"> </text:span><text:span text:style-name="T277">visibilidad</text:span><text:span text:style-name="T278"> </text:span><text:span text:style-name="T279">package-scope</text:span>.</text:p>
      <text:p text:style-name="Text_20_body">Uso de <text:span text:style-name="T280">maps</text:span><text:span text:style-name="T281"> </text:span><text:span text:style-name="T282">en</text:span><text:span text:style-name="T283"> </text:span><text:span text:style-name="T284">los</text:span><text:span text:style-name="T285"> </text:span><text:span text:style-name="T286">constructores</text:span>.</text:p>
      <text:p text:style-name="P102">class Persona {</text:p>
      <text:p text:style-name="P103"><text:s text:c="4"/>def nombre</text:p>
      <text:p text:style-name="P104"><text:s text:c="4"/>def edad</text:p>
      <text:p text:style-name="P105">}</text:p>
      <text:p text:style-name="P106"/>
      <text:p text:style-name="P107">def persona = new Person(nombre: "Alba", edad: 5)</text:p>
      <text:p text:style-name="First_20_paragraph"><text:span text:style-name="T287">Operador</text:span><text:span text:style-name="T288"> </text:span><text:span text:style-name="T289">referencia</text:span><text:span text:style-name="T290"> </text:span><text:span text:style-name="T291">segura</text:span><text:span text:style-name="T292"> </text:span><text:span text:style-name="T293">(?.)</text:span> que se pone antes del punto y que si el objeto es null devuelve null y en caso contrario devuelve lo que sigue al punto.</text:p>
      <text:p text:style-name="P108">if (order != null) {</text:p>
      <text:p text:style-name="P109"><text:s text:c="2"/>if (order.getCustomer() != null) {</text:p>
      <text:p text:style-name="P110"><text:s text:c="4"/>if (order.getCustomer().getAddress() != null) {</text:p>
      <text:p text:style-name="P111"><text:s text:c="6"/>System.out.println(order.getCustomer().getAddress());</text:p>
      <text:p text:style-name="P112"><text:s text:c="4"/>}</text:p>
      <text:p text:style-name="P113"><text:s text:c="2"/>}</text:p>
      <text:p text:style-name="P114">}</text:p>
      <text:p text:style-name="First_20_paragraph">El código anterior se simplifica:</text:p>
      <text:p text:style-name="P115">println order?.customer?.address</text:p>
      <text:p text:style-name="First_20_paragraph"><text:span text:style-name="T294">Operador</text:span><text:span text:style-name="T295"> </text:span><text:span text:style-name="T296">Elvis</text:span><text:span text:style-name="T297"> </text:span><text:span text:style-name="T298">(?:)</text:span> para valores por defecto.</text:p>
      <text:p text:style-name="P116">def result = name != null ? name : "Unknown"</text:p>
      <text:p text:style-name="First_20_paragraph">El código anterior se simplifica:</text:p>
      <text:p text:style-name="P117">def result = name ?: "Unknown"</text:p>
      <text:p text:style-name="First_20_paragraph">Uso intensivo de <text:span text:style-name="T299">asserts</text:span>.</text:p>
      <text:p text:style-name="P118">def check(String name) {</text:p>
      <text:p text:style-name="P119"/>
      <text:p text:style-name="P120"><text:s text:c="4"/>// name non-null, non-empty and size &gt; 3</text:p>
      <text:p text:style-name="P121"><text:s text:c="4"/>assert name?.size() &gt; 3</text:p>
      <text:p text:style-name="P122">}</text:p>
      <text:h text:style-name="Heading_20_1" text:outline-level="1">Instalación y configuración</text:h>
      <text:h text:style-name="Heading_20_2" text:outline-level="2">JDK</text:h>
      <text:list text:style-name="L4">
        <text:list-item>
          <text:p text:style-name="P123">Descargar.</text:p>
        </text:list-item>
        <text:list-item>
          <text:p text:style-name="P123">Instalar/Descomprimir.</text:p>
        </text:list-item>
        <text:list-item>
          <text:p text:style-name="P123">Variable de entorno y añadir al path.</text:p>
        </text:list-item>
      </text:list>
      <text:p text:style-name="P124">export JAVA_HOME="~/Java/jdk"</text:p>
      <text:p text:style-name="P125">export PATH=$PATH":"$JAVA_HOME"/bin"</text:p>
      <text:h text:style-name="Heading_20_2" text:outline-level="2">Groovy-SDK</text:h>
      <text:list text:style-name="L5">
        <text:list-item>
          <text:p text:style-name="P126">Descargar.</text:p>
        </text:list-item>
        <text:list-item>
          <text:p text:style-name="P126">Instalar/Descomprimir.</text:p>
        </text:list-item>
        <text:list-item>
          <text:p text:style-name="P126">Variable de entorno y añadir al path.</text:p>
        </text:list-item>
      </text:list>
      <text:p text:style-name="P127">export GROOVY_HOME="~/Java/groovy"</text:p>
      <text:p text:style-name="P128">export PATH=$PATH":"$GROOVY_HOME"/bin"</text:p>
      <text:h text:style-name="Heading_20_2" text:outline-level="2">Probando</text:h>
      <text:p text:style-name="P129">$ groovy --version</text:p>
      <text:p text:style-name="P130">Groovy Version: 2.1.2</text:p>
      <text:p text:style-name="P131">JVM: 1.7.0_21 Vendor: Oracle Corporation OS: Linux</text:p>
      <text:h text:style-name="Heading_20_1" text:outline-level="1">Ejecución</text:h>
      <text:h text:style-name="Heading_20_2" text:outline-level="2">Scripts</text:h>
      <text:p text:style-name="First_20_paragraph"><text:span text:style-name="T300">Ejecución</text:span><text:span text:style-name="T301"> </text:span><text:span text:style-name="T302">directa</text:span> (compila a .class y ejecuta directamente)</text:p>
      <text:p text:style-name="P132">$ groovy HelloWorld.groovy</text:p>
      <text:h text:style-name="Heading_20_2" text:outline-level="2">Groovy Shell</text:h>
      <text:p text:style-name="First_20_paragraph">Se abre una <text:span text:style-name="T303">shell</text:span><text:span text:style-name="T304"> </text:span><text:span text:style-name="T305">de</text:span><text:span text:style-name="T306"> </text:span><text:span text:style-name="T307">groovy</text:span>, con historial de comandos.</text:p>
      <text:p text:style-name="P133">$ groovysh</text:p>
      <text:h text:style-name="Heading_20_2" text:outline-level="2">Groovy Console</text:h>
      <text:p text:style-name="First_20_paragraph">Funciona en <text:span text:style-name="T308">modo</text:span><text:span text:style-name="T309"> </text:span><text:span text:style-name="T310">gráfico</text:span> y permite opciones mas potentes que la shell, como guardar y cargar archivos, opciones de edición de texto, etc.</text:p>
      <text:p text:style-name="P134">$ groovyConsole</text:p>
      <text:h text:style-name="Heading_20_2" text:outline-level="2">Compilación</text:h>
      <text:p text:style-name="P135">$ groovyc helloworld.groovy</text:p>
      <text:p text:style-name="First_20_paragraph">Luego se puede ejecutar directamente el .class</text:p>
      <text:p text:style-name="P136">$ groovy helloworld</text:p>
      <text:h text:style-name="Heading_20_1" text:outline-level="1">Cadenas de texto</text:h>
      <text:h text:style-name="Heading_20_2" text:outline-level="2">Strings</text:h>
      <text:p text:style-name="First_20_paragraph">Similares a las de Java pero <text:span text:style-name="T311">podemos</text:span><text:span text:style-name="T312"> </text:span><text:span text:style-name="T313">usar</text:span><text:span text:style-name="T314"> </text:span><text:span text:style-name="T315">tanto</text:span><text:span text:style-name="T316"> </text:span><text:span text:style-name="T317">comillas</text:span><text:span text:style-name="T318"> </text:span><text:span text:style-name="T319">dobles</text:span><text:span text:style-name="T320"> </text:span><text:span text:style-name="T321">como</text:span><text:span text:style-name="T322"> </text:span><text:span text:style-name="T323">simples</text:span>.</text:p>
      <text:p text:style-name="Text_20_body">Las comillas simples no interpreta las variables, las dobles sí</text:p>
      <text:h text:style-name="Heading_20_2" text:outline-level="2">GStrings</text:h>
      <text:p text:style-name="First_20_paragraph">Contienen <text:span text:style-name="T324">expresiones</text:span><text:span text:style-name="T325"> </text:span><text:span text:style-name="T326">embebidas</text:span>.</text:p>
      <text:p text:style-name="Text_20_body">Las expresiones se introducen con ${} y son <text:span text:style-name="T327">evaluadas</text:span><text:span text:style-name="T328"> </text:span><text:span text:style-name="T329">en</text:span><text:span text:style-name="T330"> </text:span><text:span text:style-name="T331">tiempo</text:span><text:span text:style-name="T332"> </text:span><text:span text:style-name="T333">de</text:span><text:span text:style-name="T334"> </text:span><text:span text:style-name="T335">ejecución</text:span>.</text:p>
      <text:p text:style-name="P137">def saldo = 1821.14 </text:p>
      <text:p text:style-name="P138">def mensaje = "El saldo a fecha ${new Date()} es de ${saldo} euros" </text:p>
      <text:p text:style-name="P139">println mensaje </text:p>
      <text:h text:style-name="Heading_20_2" text:outline-level="2">Heredocs</text:h>
      <text:p text:style-name="First_20_paragraph">Se forma con <text:span text:style-name="T336">tres</text:span><text:span text:style-name="T337"> </text:span><text:span text:style-name="T338">comillas</text:span><text:span text:style-name="T339"> </text:span><text:span text:style-name="T340">simples</text:span><text:span text:style-name="T341"> </text:span><text:span text:style-name="T342">o</text:span><text:span text:style-name="T343"> </text:span><text:span text:style-name="T344">dobles</text:span>.</text:p>
      <text:p text:style-name="Text_20_body">Nos permiten cadenas de <text:span text:style-name="T345">texto</text:span><text:span text:style-name="T346"> </text:span><text:span text:style-name="T347">multilinea</text:span>.</text:p>
      <text:p text:style-name="Text_20_body">Nos permiten también <text:span text:style-name="T348">mezclar</text:span><text:span text:style-name="T349"> </text:span><text:span text:style-name="T350">comillas</text:span><text:span text:style-name="T351"> </text:span><text:span text:style-name="T352">simples</text:span><text:span text:style-name="T353"> </text:span><text:span text:style-name="T354">y</text:span><text:span text:style-name="T355"> </text:span><text:span text:style-name="T356">dobles</text:span><text:span text:style-name="T357"> </text:span><text:span text:style-name="T358">en</text:span><text:span text:style-name="T359"> </text:span><text:span text:style-name="T360">su</text:span><text:span text:style-name="T361"> </text:span><text:span text:style-name="T362">interior</text:span>.</text:p>
      <text:p text:style-name="P140">def multilinea = """ </text:p>
      <text:p text:style-name="P141">Primera linea </text:p>
      <text:p text:style-name="P142">Segunda linea </text:p>
      <text:p text:style-name="P143">Tercera linea con "comillas dobles" y 'comillas simples' </text:p>
      <text:p text:style-name="P144">""" </text:p>
      <text:p text:style-name="P145">println multilinea </text:p>
      <text:h text:style-name="Heading_20_1" text:outline-level="1">Closures</text:h>
      <text:h text:style-name="Heading_20_2" text:outline-level="2">Definición</text:h>
      <text:p text:style-name="First_20_paragraph"><text:span text:style-name="T363">Bloque</text:span><text:span text:style-name="T364"> </text:span><text:span text:style-name="T365">de</text:span><text:span text:style-name="T366"> </text:span><text:span text:style-name="T367">código</text:span><text:span text:style-name="T368"> </text:span><text:span text:style-name="T369">autónomo</text:span> que puede usarse en distintos sitios.</text:p>
      <text:p text:style-name="P146">def saludar = { nombre, apellido -&gt; </text:p>
      <text:p text:style-name="P147"><text:s text:c="4"/>println "¡Hola ${nombre} ${apellido}!" </text:p>
      <text:p text:style-name="P148">} </text:p>
      <text:p text:style-name="P149">saludar "Alba", "Sanz" </text:p>
      <text:h text:style-name="Heading_20_2" text:outline-level="2">Curry</text:h>
      <text:p text:style-name="First_20_paragraph">Nos permite <text:span text:style-name="T370">pre-cargar</text:span><text:span text:style-name="T371"> </text:span><text:span text:style-name="T372">valores</text:span> que serán siempre los mismos para una determinada función.</text:p>
      <text:p text:style-name="P150">def multiplicar = { valor1, valor2 -&gt; </text:p>
      <text:p text:style-name="P151"><text:s text:c="4"/>valor1 * valor2 </text:p>
      <text:p text:style-name="P152">} </text:p>
      <text:p text:style-name="P153"/>
      <text:p text:style-name="P154">def doble = multiplicar.curry(2) </text:p>
      <text:p text:style-name="P155">def triple = multiplicar.curry(3) </text:p>
      <text:p text:style-name="P156"/>
      <text:p text:style-name="P157">println doble(7) </text:p>
      <text:p text:style-name="P158">println triple(7) </text:p>
      <text:h text:style-name="Heading_20_2" text:outline-level="2">Parámetros</text:h>
      <text:p text:style-name="First_20_paragraph">Las closures pueden ser utilizadas como <text:span text:style-name="T373">argumentos</text:span><text:span text:style-name="T374"> </text:span><text:span text:style-name="T375">de</text:span><text:span text:style-name="T376"> </text:span><text:span text:style-name="T377">una</text:span><text:span text:style-name="T378"> </text:span><text:span text:style-name="T379">función</text:span>.</text:p>
      <text:p text:style-name="P159">def repetirClosure(int numRepeticiones, Closure closure) { </text:p>
      <text:p text:style-name="P160"><text:s text:c="2"/>for(int i = 0; i &lt; numRepeticiones; i++) { </text:p>
      <text:p text:style-name="P161"><text:s text:c="4"/>closure.call(i) </text:p>
      <text:p text:style-name="P162"><text:s text:c="2"/>} </text:p>
      <text:p text:style-name="P163">} </text:p>
      <text:p text:style-name="P164"/>
      <text:p text:style-name="P165">def closure = { println it } </text:p>
      <text:p text:style-name="P166">repetirClosure(5, closure) </text:p>
      <text:h text:style-name="Heading_20_1" text:outline-level="1">Rangos</text:h>
      <text:h text:style-name="Heading_20_2" text:outline-level="2">Numéricos</text:h>
      <text:p text:style-name="First_20_paragraph">Imprime 5 números del 1 al 5 inclusive.</text:p>
      <text:p text:style-name="P167">(1..5).each { </text:p>
      <text:p text:style-name="P168"><text:s text:c="4"/>println it </text:p>
      <text:p text:style-name="P169">}</text:p>
      <text:p text:style-name="First_20_paragraph">Imprime 4 números del 1 al 4.</text:p>
      <text:p text:style-name="P170">(1..&lt;5).each { </text:p>
      <text:p text:style-name="P171"><text:s text:c="4"/>println it </text:p>
      <text:p text:style-name="P172">}</text:p>
      <text:h text:style-name="Heading_20_2" text:outline-level="2">Otros</text:h>
      <text:p text:style-name="First_20_paragraph">Fechas</text:p>
      <text:p text:style-name="P173">def hoy = new Date() </text:p>
      <text:p text:style-name="P174">def dentroDeSieteDias = hoy + 7 </text:p>
      <text:p text:style-name="P175">(hoy..dentroDeSieteDias).each { dia -&gt; </text:p>
      <text:p text:style-name="P176"><text:s text:c="4"/>println dia </text:p>
      <text:p text:style-name="P177">} </text:p>
      <text:p text:style-name="First_20_paragraph">Letras</text:p>
      <text:p text:style-name="P178">('a'..'z').each { letra -&gt; </text:p>
      <text:p text:style-name="P179"><text:s text:c="4"/>println letra </text:p>
      <text:p text:style-name="P180">} </text:p>
      <text:h text:style-name="Heading_20_2" text:outline-level="2">Propiedades</text:h>
      <text:p text:style-name="First_20_paragraph">Algunos atributos y métodos:</text:p>
      <text:p text:style-name="P181">def rango = 5..10 </text:p>
      <text:p text:style-name="P182">println rango.from </text:p>
      <text:p text:style-name="P183">println rango.to </text:p>
      <text:p text:style-name="P184">println rango.contains(4) </text:p>
      <text:p text:style-name="P185">println rango.size() </text:p>
      <text:p text:style-name="P186">println rango.get(3) </text:p>
      <text:p text:style-name="P187">println rango[3] </text:p>
      <text:h text:style-name="Heading_20_2" text:outline-level="2">Switchs</text:h>
      <text:p text:style-name="P188">def sueldo = 1700; </text:p>
      <text:p text:style-name="P189">switch(sueldo) { </text:p>
      <text:p text:style-name="P190"><text:s text:c="4"/>case 600..&lt;1200: </text:p>
      <text:p text:style-name="P191"><text:s text:c="8"/>println 'nivel 1' </text:p>
      <text:p text:style-name="P192"><text:s text:c="8"/>break </text:p>
      <text:p text:style-name="P193"><text:s text:c="4"/>case 1200..&lt;1800: </text:p>
      <text:p text:style-name="P194"><text:s text:c="8"/>println 'nivel 2' </text:p>
      <text:p text:style-name="P195"><text:s text:c="8"/>break </text:p>
      <text:p text:style-name="P196">} </text:p>
      <text:h text:style-name="Heading_20_1" text:outline-level="1">Listas</text:h>
      <text:h text:style-name="Heading_20_2" text:outline-level="2">Añadir</text:h>
      <text:p text:style-name="First_20_paragraph">Se añaden por <text:span text:style-name="T380">índice</text:span>:</text:p>
      <text:p text:style-name="P197">def paises = ["España", "Mexico"]</text:p>
      <text:p text:style-name="P198">paises &lt;&lt; "Argentina" </text:p>
      <text:p text:style-name="P199">paises.add("Ecuador") </text:p>
      <text:h text:style-name="Heading_20_2" text:outline-level="2">Recuperar/Modificar</text:h>
      <text:p text:style-name="First_20_paragraph">Se recuperan también por <text:span text:style-name="T381">índice</text:span>:</text:p>
      <text:p text:style-name="P200">paises[3] = "Colombia" </text:p>
      <text:p text:style-name="P201">paises[6] = "Ecuador" </text:p>
      <text:p text:style-name="P202"/>
      <text:p text:style-name="P203">println paises[0] </text:p>
      <text:p text:style-name="P204">println paises.getAt(1)</text:p>
      <text:p text:style-name="P205">println paises </text:p>
      <text:h text:style-name="Heading_20_2" text:outline-level="2">Eliminar</text:h>
      <text:p text:style-name="First_20_paragraph">Lanza un <text:span text:style-name="T382">NullPointerException</text:span> si no existe nada en el índice 6.</text:p>
      <text:p text:style-name="P206">def eliminado1 = paises.remove(6) </text:p>
      <text:p text:style-name="First_20_paragraph">Devuelve un <text:span text:style-name="T383">null</text:span> si no hay ningún objeto coincidente.</text:p>
      <text:p text:style-name="P207">def eliminado2 = paises.remove("Ecuador") </text:p>
      <text:p text:style-name="First_20_paragraph">Elimina el objeto con el <text:span text:style-name="T384">índice</text:span><text:span text:style-name="T385"> </text:span><text:span text:style-name="T386">más</text:span><text:span text:style-name="T387"> </text:span><text:span text:style-name="T388">alto</text:span>.</text:p>
      <text:p text:style-name="P208">def eliminado = paises.pop()</text:p>
      <text:h text:style-name="Heading_20_2" text:outline-level="2">Iterar</text:h>
      <text:p text:style-name="First_20_paragraph"><text:span text:style-name="T389">Iterar</text:span>:</text:p>
      <text:p text:style-name="P209">paises.each { </text:p>
      <text:p text:style-name="P210"><text:s text:c="2"/>println it.toUpperCase() </text:p>
      <text:p text:style-name="P211">}</text:p>
      <text:p text:style-name="First_20_paragraph">Iterar <text:span text:style-name="T390">con</text:span><text:span text:style-name="T391"> </text:span><text:span text:style-name="T392">índice</text:span>:</text:p>
      <text:p text:style-name="P212">paises.eachWithIndex { pais, indice -&gt; </text:p>
      <text:p text:style-name="P213"><text:s text:c="2"/>println "${pais} se encuentra en la posición ${indice}" </text:p>
      <text:p text:style-name="P214">} </text:p>
      <text:p text:style-name="First_20_paragraph">Iterar sobre cada elemento y <text:span text:style-name="T393">devolver</text:span><text:span text:style-name="T394"> </text:span><text:span text:style-name="T395">otra</text:span><text:span text:style-name="T396"> </text:span><text:span text:style-name="T397">lista</text:span>:</text:p>
      <text:p text:style-name="P215">def paisesMayusculas = paises.collect { pais -&gt; </text:p>
      <text:p text:style-name="P216"><text:s text:c="4"/>pais.toUpperCase() </text:p>
      <text:p text:style-name="P217">} </text:p>
      <text:h text:style-name="Heading_20_2" text:outline-level="2">Ordenar</text:h>
      <text:p text:style-name="First_20_paragraph"><text:span text:style-name="T398">Ordenar</text:span> la lista original:</text:p>
      <text:p text:style-name="P218">paises.sort()</text:p>
      <text:p text:style-name="First_20_paragraph">Devuelve una lista <text:span text:style-name="T399">invertida</text:span>, sin modificar la original:</text:p>
      <text:p text:style-name="P219">def paisesInvertidos = paises.reverse() </text:p>
      <text:h text:style-name="Heading_20_2" text:outline-level="2">Operadores + y -</text:h>
      <text:p text:style-name="First_20_paragraph">El operador <text:span text:style-name="T400">+=</text:span> y el operador <text:span text:style-name="T401">-=</text:span></text:p>
      <text:p text:style-name="P220">def pares = [2, 4, 6, 8] </text:p>
      <text:p text:style-name="P221">def impares = [1, 3, 5, 7, 9] </text:p>
      <text:p text:style-name="P222"/>
      <text:p text:style-name="P223">pares += impares</text:p>
      <text:p text:style-name="P224">pares.sort() </text:p>
      <text:p text:style-name="P225">println pares </text:p>
      <text:p text:style-name="P226"/>
      <text:p text:style-name="P227">pares -= impares</text:p>
      <text:p text:style-name="P228">println pares</text:p>
      <text:h text:style-name="Heading_20_2" text:outline-level="2">Max y min</text:h>
      <text:p text:style-name="First_20_paragraph">Valores <text:span text:style-name="T402">máximo</text:span><text:span text:style-name="T403"> </text:span><text:span text:style-name="T404">y</text:span><text:span text:style-name="T405"> </text:span><text:span text:style-name="T406">mínimo</text:span>:</text:p>
      <text:p text:style-name="P229">println letras.max() </text:p>
      <text:p text:style-name="P230">println letras.min()</text:p>
      <text:h text:style-name="Heading_20_2" text:outline-level="2">Aplanar</text:h>
      <text:p text:style-name="First_20_paragraph">La función <text:span text:style-name="T407">flatten</text:span> aplana una lista anidada:</text:p>
      <text:p text:style-name="P231">['a', ['c', 'd'], 'f'].flatten() == ['a', 'c', 'd', 'f'])</text:p>
      <text:h text:style-name="Heading_20_2" text:outline-level="2">Join y disjoint</text:h>
      <text:p text:style-name="First_20_paragraph">La función <text:span text:style-name="T408">join</text:span> convierte la lista en el String a-b-c</text:p>
      <text:p text:style-name="P232">def letras = ['a', 'b', 'c'] </text:p>
      <text:p text:style-name="P233">println letras.join("-") </text:p>
      <text:p text:style-name="First_20_paragraph">La función <text:span text:style-name="T409">disjoint</text:span> nos devuelve <text:span text:style-name="T410">true</text:span> si las 2 listas son <text:span text:style-name="T411">disjuntas</text:span>:</text:p>
      <text:p text:style-name="P234">['a', 'c', 'd'].disjoint(['b', 'e', 'f']) == true </text:p>
      <text:h text:style-name="Heading_20_2" text:outline-level="2">Intersección</text:h>
      <text:p text:style-name="First_20_paragraph">La función <text:span text:style-name="T412">intersect</text:span> nos devuelve los <text:span text:style-name="T413">elementos</text:span><text:span text:style-name="T414"> </text:span><text:span text:style-name="T415">comunes</text:span> entre 2 listas:</text:p>
      <text:p text:style-name="P235">['a', 'c', 'd'].disjoint(['b', 'c', 'd']) == ['c', 'd']</text:p>
      <text:h text:style-name="Heading_20_2" text:outline-level="2">Unicidad</text:h>
      <text:p text:style-name="First_20_paragraph">La función <text:span text:style-name="T416">unique</text:span> quita los duplicados:</text:p>
      <text:p text:style-name="P236">['a', 'c', 'a', 'd'].unique() == ['a', 'c', 'd']</text:p>
      <text:h text:style-name="Heading_20_2" text:outline-level="2">Búsqueda</text:h>
      <text:p text:style-name="First_20_paragraph">La función <text:span text:style-name="T417">find</text:span>, que admite una closure, devuelve el primer elemento encontrado:</text:p>
      <text:p text:style-name="P237">[1, 2, 3, 4].find { it % 2 == 0 } == 2</text:p>
      <text:p text:style-name="First_20_paragraph">La función <text:span text:style-name="T418">findAll</text:span>, que admite una closure, devuelve todos los elementos encontrados:</text:p>
      <text:p text:style-name="P238">[1, 2, 3, 4].findAll { it % 2 == 0 } == [2, 4]</text:p>
      <text:h text:style-name="Heading_20_2" text:outline-level="2">Sumatorio</text:h>
      <text:p text:style-name="First_20_paragraph">La función <text:span text:style-name="T419">sum</text:span>, que admite una closure, devuelve la suma de los elementos:</text:p>
      <text:p text:style-name="P239">[1, 2, 3, 4].sum() == 10</text:p>
      <text:p text:style-name="P240">[1, 2, 3, 4].sum { it % 2 == 0 } == 6</text:p>
      <text:p text:style-name="First_20_paragraph">El operador <text:span text:style-name="T420">*</text:span>, que ejecuta un método del objeto para todos los objetos de la lista:</text:p>
      <text:p text:style-name="P241">class Persona</text:p>
      <text:p text:style-name="P242"><text:s text:c="2"/>def nombre</text:p>
      <text:p text:style-name="P243"><text:s text:c="2"/>def imprimir() {</text:p>
      <text:p text:style-name="P244"><text:s text:c="4"/>println nombre</text:p>
      <text:p text:style-name="P245"><text:s text:c="2"/>}</text:p>
      <text:p text:style-name="P246">}</text:p>
      <text:p text:style-name="P247"/>
      <text:p text:style-name="P248">def personas = [new Persona(nombre:"Alba"), new Persona(nombre:"Laura")]</text:p>
      <text:p text:style-name="P249">personas*.imprimir()</text:p>
      <text:h text:style-name="Heading_20_1" text:outline-level="1">Mapas</text:h>
      <text:h text:style-name="Heading_20_2" text:outline-level="2">Añadir</text:h>
      <text:p text:style-name="First_20_paragraph">Se añaden pares <text:span text:style-name="T421">clave-valor</text:span>:</text:p>
      <text:p text:style-name="P250">def capitales = ['Madrid':'España', 'Mexico D.F.':'Mexico']</text:p>
      <text:p text:style-name="P251">capitales.put('Buenos Aires', 'Argentina') </text:p>
      <text:h text:style-name="Heading_20_2" text:outline-level="2">Recuperar/modificar</text:h>
      <text:p text:style-name="First_20_paragraph">Se modificar/recuperar los pares <text:span text:style-name="T422">clave-valor</text:span>:</text:p>
      <text:p text:style-name="P252">capitales.get('Madrid') </text:p>
      <text:p text:style-name="P253">capitales.Madrid</text:p>
      <text:p text:style-name="P254">capitales['Madrid']</text:p>
      <text:p text:style-name="P255">capitales.'Buenos Aires' = Argentina</text:p>
      <text:p text:style-name="P256">capitales['Buenos Aires'] = 'Argentina'</text:p>
      <text:h text:style-name="Heading_20_2" text:outline-level="2">Eliminar</text:h>
      <text:p text:style-name="First_20_paragraph"><text:span text:style-name="T423">Eliminar</text:span>:</text:p>
      <text:p text:style-name="P257">capitales.remove('Buenos Aires') </text:p>
      <text:h text:style-name="Heading_20_2" text:outline-level="2">Iterar</text:h>
      <text:p text:style-name="First_20_paragraph"><text:span text:style-name="T424">Iterar</text:span>:</text:p>
      <text:p text:style-name="P258">capitales.each { capital, pais -&gt; </text:p>
      <text:p text:style-name="P259"><text:s text:c="4"/>println "La capital de ${pais} es ${capital}" </text:p>
      <text:p text:style-name="P260">} </text:p>
      <text:h text:style-name="Heading_20_2" text:outline-level="2">Operadores + y -</text:h>
      <text:p text:style-name="First_20_paragraph">Operador <text:span text:style-name="T425">+=</text:span>:</text:p>
      <text:p text:style-name="P261">def angloParlantes = ['Washington':'EEUU', 'Londres':'Reino Unido'] </text:p>
      <text:p text:style-name="P262">capitales += angloParlantes</text:p>
      <text:p text:style-name="First_20_paragraph">El operador <text:span text:style-name="T426">-=</text:span> no está soportado, en su caso:</text:p>
      <text:p text:style-name="P263">angloParlantes.each { </text:p>
      <text:p text:style-name="P264"><text:s text:c="2"/>capitales.remove(it.key) </text:p>
      <text:p text:style-name="P265">} </text:p>
      <text:h text:style-name="Heading_20_2" text:outline-level="2">Keys y Values</text:h>
      <text:p text:style-name="First_20_paragraph">Las funciones <text:span text:style-name="T427">heySet()</text:span> y <text:span text:style-name="T428">values()</text:span> (similares Java):</text:p>
      <text:p text:style-name="P266">def claves = capitales.keySet() </text:p>
      <text:p text:style-name="P267">def valores = capitales.values() </text:p>
      <text:p text:style-name="First_20_paragraph">Las funciones <text:span text:style-name="T429">containsKey()</text:span> y <text:span text:style-name="T430">containsValue()</text:span>:</text:p>
      <text:p text:style-name="P268">println capitales.containsKey('Madrid') </text:p>
      <text:p text:style-name="P269">println capitales.containsValue('España') </text:p>
      <text:h text:style-name="Heading_20_1" text:outline-level="1">Meta Programación</text:h>
      <text:h text:style-name="Heading_20_2" text:outline-level="2">¿Qué es y para qué sirve?</text:h>
      <text:p text:style-name="First_20_paragraph">Mediante metaprogramación podemos escribir <text:span text:style-name="T431">código</text:span><text:span text:style-name="T432"> </text:span><text:span text:style-name="T433">que</text:span><text:span text:style-name="T434"> </text:span><text:span text:style-name="T435">genera</text:span><text:span text:style-name="T436"> </text:span><text:span text:style-name="T437">o</text:span><text:span text:style-name="T438"> </text:span><text:span text:style-name="T439">modifica</text:span><text:span text:style-name="T440"> </text:span><text:span text:style-name="T441">otro</text:span><text:span text:style-name="T442"> </text:span><text:span text:style-name="T443">código</text:span><text:span text:style-name="T444"> </text:span><text:span text:style-name="T445">o</text:span><text:span text:style-name="T446"> </text:span><text:span text:style-name="T447">incluso</text:span><text:span text:style-name="T448"> </text:span><text:span text:style-name="T449">a</text:span><text:span text:style-name="T450"> </text:span><text:span text:style-name="T451">si</text:span><text:span text:style-name="T452"> </text:span><text:span text:style-name="T453">mismo</text:span><text:span text:style-name="T454"> </text:span><text:span text:style-name="T455">en</text:span><text:span text:style-name="T456"> </text:span><text:span text:style-name="T457">tiempo</text:span><text:span text:style-name="T458"> </text:span><text:span text:style-name="T459">de</text:span><text:span text:style-name="T460"> </text:span><text:span text:style-name="T461">ejecución</text:span>.</text:p>
      <text:p text:style-name="Text_20_body">Esto nos permite, entre otras cosas, manejar situaciones que no estaban previstas cuando se escribió el código, sin necesidad de recompilar.</text:p>
      <text:h text:style-name="Heading_20_2" text:outline-level="2">Reflection</text:h>
      <text:p text:style-name="First_20_paragraph">Mediante <text:span text:style-name="T462">reflection</text:span> podemos acceder a los miembros de una clase:</text:p>
      <text:p text:style-name="P270">println String.class </text:p>
      <text:p text:style-name="P271">String.interfaces.each { println it } </text:p>
      <text:p text:style-name="P272">String.constructors.each { println it } </text:p>
      <text:p text:style-name="P273">String.methods.each { println it } </text:p>
      <text:p text:style-name="P274"/>
      <text:p text:style-name="P275">def s = new String("cadena de texto") </text:p>
      <text:p text:style-name="P276">s.properties.each { propiedad -&gt; </text:p>
      <text:p text:style-name="P277"><text:s text:c="4"/>println propiedad </text:p>
      <text:p text:style-name="P278">} </text:p>
      <text:h text:style-name="Heading_20_2" text:outline-level="2">Expandos</text:h>
      <text:p text:style-name="First_20_paragraph">Un Expando es como un <text:span text:style-name="T463">objeto</text:span><text:span text:style-name="T464"> </text:span><text:span text:style-name="T465">en</text:span><text:span text:style-name="T466"> </text:span><text:span text:style-name="T467">blanco</text:span>, al cual podemos añadir métodos y propiedades.</text:p>
      <text:p text:style-name="P279">def posicion = new Expando() </text:p>
      <text:p text:style-name="P280">posicion.latitud = 15.47 </text:p>
      <text:p text:style-name="P281">posicion.longitud = -3.11 </text:p>
      <text:p text:style-name="P282">posicion.mover = { deltaLatitud, deltaLongitud -&gt; </text:p>
      <text:p text:style-name="P283"><text:s text:c="2"/>posicion.latitud += deltaLatitud</text:p>
      <text:p text:style-name="P284"><text:s text:c="2"/>posicion.longitud += deltaLongitud</text:p>
      <text:p text:style-name="P285">}</text:p>
      <text:h text:style-name="Heading_20_2" text:outline-level="2">Propiedades</text:h>
      <text:p text:style-name="First_20_paragraph"><text:span text:style-name="T468">metaClass.hasProperty()</text:span> nos permite comprobar si dispone de una propiedad concreta:</text:p>
      <text:p text:style-name="P286">def boligrafo = new Articulo(</text:p>
      <text:p text:style-name="P287"><text:s text:c="2"/>descripcion:"Boligrafo negro", precio:0.45) </text:p>
      <text:p text:style-name="P288"/>
      <text:p text:style-name="P289">if(boligrafo.metaClass.hasProperty(boligrafo, "precio")) { </text:p>
      <text:p text:style-name="P290"><text:s text:c="4"/>// hacer algo </text:p>
      <text:p text:style-name="P291">} </text:p>
      <text:h text:style-name="Heading_20_2" text:outline-level="2">Propiedades dinámicas</text:h>
      <text:p text:style-name="First_20_paragraph">Para poder añadir propiedades a un objeto (que no sea un expando) de forma dinámica se hace con las funciones <text:span text:style-name="T469">setProperty()</text:span><text:span text:style-name="T470"> </text:span><text:span text:style-name="T471">y</text:span><text:span text:style-name="T472"> </text:span><text:span text:style-name="T473">getProperty()</text:span></text:p>
      <text:p text:style-name="P292">class Articulo { </text:p>
      <text:p text:style-name="P293"><text:s text:c="2"/>String descripcion </text:p>
      <text:p text:style-name="P294"><text:s text:c="2"/>double precio </text:p>
      <text:p text:style-name="P295"><text:s text:c="2"/>def propiedades = [:] </text:p>
      <text:p text:style-name="P296"><text:s text:c="3"/></text:p>
      <text:p text:style-name="P297"><text:s text:c="2"/>void setProperty(String nombre, Object valor) { </text:p>
      <text:p text:style-name="P298"><text:s text:c="4"/>propiedades[nombre] = valor </text:p>
      <text:p text:style-name="P299"><text:s text:c="2"/>} </text:p>
      <text:p text:style-name="P300"><text:s text:c="3"/></text:p>
      <text:p text:style-name="P301"><text:s text:c="2"/>Object getProperty(String nombre) { </text:p>
      <text:p text:style-name="P302"><text:s text:c="4"/>propiedades[nombre] </text:p>
      <text:p text:style-name="P303"><text:s text:c="2"/>} </text:p>
      <text:p text:style-name="P304">} </text:p>
      <text:p text:style-name="P305"/>
      <text:p text:style-name="P306">def articulo = new Articulo() </text:p>
      <text:p text:style-name="P307">articulo.codigoEAN = 84123445593 </text:p>
      <text:p text:style-name="P308">println articulo.codigoEAN </text:p>
      <text:h text:style-name="Heading_20_2" text:outline-level="2">Punteros</text:h>
      <text:p text:style-name="First_20_paragraph">Punteros a <text:span text:style-name="T474">propiedades</text:span> con el <text:span text:style-name="T475">operador</text:span><text:span text:style-name="T476"> </text:span><text:span text:style-name="T477">@</text:span>:</text:p>
      <text:p text:style-name="P309">println boligrafo.@precio </text:p>
      <text:p text:style-name="First_20_paragraph">Punteros a <text:span text:style-name="T478">métodos</text:span> con el <text:span text:style-name="T479">operador</text:span><text:span text:style-name="T480"> </text:span><text:span text:style-name="T481">&amp;</text:span>:</text:p>
      <text:p text:style-name="P310">def lista = [] </text:p>
      <text:p text:style-name="P311">def insertar = lista.&amp;add </text:p>
      <text:p text:style-name="P312">insertar "valor1" </text:p>
      <text:p text:style-name="P313">insertar "valor2" </text:p>
      <text:h text:style-name="Heading_20_2" text:outline-level="2">Categorías</text:h>
      <text:p text:style-name="First_20_paragraph">Groovy nos permite <text:span text:style-name="T482">usar</text:span><text:span text:style-name="T483"> </text:span><text:span text:style-name="T484">métodos</text:span><text:span text:style-name="T485"> </text:span><text:span text:style-name="T486">de</text:span><text:span text:style-name="T487"> </text:span><text:span text:style-name="T488">una</text:span><text:span text:style-name="T489"> </text:span><text:span text:style-name="T490">categoría</text:span> dentro de una clase.</text:p>
      <text:p text:style-name="P314">class Articulo { </text:p>
      <text:p text:style-name="P315"><text:s text:c="2"/>String descripcion </text:p>
      <text:p text:style-name="P316"><text:s text:c="2"/>double precio </text:p>
      <text:p text:style-name="P317">} </text:p>
      <text:p text:style-name="P318"/>
      <text:p text:style-name="P319">class ArticuloExtras {</text:p>
      <text:p text:style-name="P320"><text:s text:c="2"/>// importante el static y la clase Articulo como parámetro</text:p>
      <text:p text:style-name="P321"><text:s text:c="2"/>static double conImpuestos(Articulo articulo) { </text:p>
      <text:p text:style-name="P322"><text:s text:c="4"/>articulo.precio * 1.18 </text:p>
      <text:p text:style-name="P323"><text:s text:c="2"/>} </text:p>
      <text:p text:style-name="P324">} </text:p>
      <text:p text:style-name="P325"/>
      <text:p text:style-name="P326">Articulo articulo = new Articulo(descripcion:'Grapadora', precio:4.50) </text:p>
      <text:p text:style-name="P327">use(ArticuloExtras) { </text:p>
      <text:p text:style-name="P328"><text:s text:c="4"/>articulo.conImpuestos() </text:p>
      <text:p text:style-name="P329">} </text:p>
      <text:h text:style-name="Heading_20_2" text:outline-level="2">Métodos</text:h>
      <text:p text:style-name="First_20_paragraph"><text:span text:style-name="T491">metaClass.respondsTo()</text:span> nos permite comprobar la existencia de un método:</text:p>
      <text:p text:style-name="P330">if(boligrafo.metaClass.respondsTo(boligrafo, "getDescripcion")) { </text:p>
      <text:p text:style-name="P331"><text:s text:c="4"/>// hacer algo </text:p>
      <text:p text:style-name="P332">} </text:p>
      <text:h text:style-name="Heading_20_2" text:outline-level="2">Ejecutando con GStrings</text:h>
      <text:p text:style-name="First_20_paragraph">Podemos <text:span text:style-name="T492">ejecutar</text:span><text:span text:style-name="T493"> </text:span><text:span text:style-name="T494">métodos</text:span><text:span text:style-name="T495"> </text:span><text:span text:style-name="T496">mediante</text:span><text:span text:style-name="T497"> </text:span><text:span text:style-name="T498">GStrings</text:span>:</text:p>
      <text:p text:style-name="P333">def nombreDelMetodo = "getPrecio" </text:p>
      <text:p text:style-name="P334">boligrafo."${nombreDelMetodo}"() </text:p>
      <text:p text:style-name="First_20_paragraph">Esto nos permite ejecutar en tiempo de ejecución métodos no creados en tiempo de compilación.</text:p>
      <text:h text:style-name="Heading_20_2" text:outline-level="2">Interceptando métodos</text:h>
      <text:p text:style-name="First_20_paragraph">Para poder añadir métodos a un objeto (que no sea un expando) de forma dinámica se hace con la función <text:span text:style-name="T499">invokeMethod()</text:span></text:p>
      <text:p text:style-name="P335">class Articulo { </text:p>
      <text:p text:style-name="P336"><text:s text:c="2"/>String descripcion </text:p>
      <text:p text:style-name="P337"><text:s text:c="2"/>double precio </text:p>
      <text:p text:style-name="P338"><text:s text:c="3"/></text:p>
      <text:p text:style-name="P339"><text:s text:c="2"/>Object invokeMethod(String nombre, Object args) { </text:p>
      <text:p text:style-name="P340"><text:s text:c="4"/>println "Invocado método ${nombre}() con los argumentos ${args}" </text:p>
      <text:p text:style-name="P341"><text:s text:c="2"/>} </text:p>
      <text:p text:style-name="P342">} </text:p>
      <text:p text:style-name="P343"/>
      <text:p text:style-name="P344">def articulo = new Articulo() </text:p>
      <text:p text:style-name="P345">articulo.operacionInexistente('abc', 123, true) </text:p>
      <text:p text:style-name="First_20_paragraph">El caso anterior sólo intercepta los métodos no definidos.</text:p>
      <text:p text:style-name="Text_20_body">Si lo que queremos es interceptar todos los métodos, la clase tiene que implementar la Interfaz <text:span text:style-name="T500">GroovyInterceptable</text:span></text:p>
      <text:p text:style-name="Text_20_body">Esto nos permite Programación Orientada a Aspectos.</text:p>
      <text:p text:style-name="P346">class Articulo implements GroovyInterceptable { </text:p>
      <text:p text:style-name="P347"><text:s text:c="2"/>String descripcion </text:p>
      <text:p text:style-name="P348"><text:s text:c="2"/>double precio </text:p>
      <text:p text:style-name="P349"><text:s text:c="3"/></text:p>
      <text:p text:style-name="P350"><text:s text:c="2"/>Object invokeMethod(String nombre, Object args) { </text:p>
      <text:p text:style-name="P351"><text:s text:c="4"/>def metaMetodo = Articulo.metaClass.getMetaMethod(nombre, args) </text:p>
      <text:p text:style-name="P352"><text:s text:c="4"/>metaMetodo.invoke(this, args) </text:p>
      <text:p text:style-name="P353"><text:s text:c="2"/>} </text:p>
      <text:p text:style-name="P354">} </text:p>
      <text:h text:style-name="Heading_20_2" text:outline-level="2">Métodos dinámicos</text:h>
      <text:p text:style-name="First_20_paragraph">Groovy nos permite <text:span text:style-name="T501">añadir</text:span><text:span text:style-name="T502"> </text:span><text:span text:style-name="T503">métodos</text:span> a una clase ya creada:</text:p>
      <text:p text:style-name="P355">Integer.metaClass.numeroAleatorio = { </text:p>
      <text:p text:style-name="P356"><text:s text:c="4"/>def random = new Random() </text:p>
      <text:p text:style-name="P357"><text:s text:c="4"/>random.nextInt(delegate.intValue()) </text:p>
      <text:p text:style-name="P358">} </text:p>
      <text:p text:style-name="P359"/>
      <text:p text:style-name="P360">50.numeroAleatorio()</text:p>
      <text:p text:style-name="First_20_paragraph">Tened en cuenta que <text:span text:style-name="T504">delegate</text:span> hace referencia al objeto 'delegado', el objeto que estará disponible en tiempo de ejecución.</text:p>
      <text:h text:style-name="Heading_20_1" text:outline-level="1">Ficheros</text:h>
      <text:h text:style-name="Heading_20_2" text:outline-level="2">Listados</text:h>
      <text:p text:style-name="First_20_paragraph">Podemos <text:span text:style-name="T505">iterar</text:span> de forma sencilla sobre los ficheros y directorios:</text:p>
      <text:p text:style-name="P361">def directorio = new File(".")</text:p>
      <text:p text:style-name="P362"/>
      <text:p text:style-name="P363">// imprimimos todo</text:p>
      <text:p text:style-name="P364">directorio.eachFile { println it }</text:p>
      <text:p text:style-name="P365"/>
      <text:p text:style-name="P366">// imprimimos los subdirectorios</text:p>
      <text:p text:style-name="P367">directorio.eachDir { println it }</text:p>
      <text:p text:style-name="P368"/>
      <text:p text:style-name="P369">// imprimimos los subdirectorios recursivamente</text:p>
      <text:p text:style-name="P370">directorio.eachDirRecurse { println it }</text:p>
      <text:p text:style-name="P371"/>
      <text:p text:style-name="P372">// imprimimos los subdirectorios que contengan b</text:p>
      <text:p text:style-name="P373">directorio.eachDirMatch ~/.*b.*/, {println it}</text:p>
      <text:h text:style-name="Heading_20_2" text:outline-level="2">Escritura</text:h>
      <text:p text:style-name="First_20_paragraph"><text:span text:style-name="T506">Sobreescribe</text:span> el fichero:</text:p>
      <text:p text:style-name="P374">def file = new File('datos.dat')</text:p>
      <text:p text:style-name="P375">file.write """</text:p>
      <text:p text:style-name="P376">Hola</text:p>
      <text:p text:style-name="P377">Todo bien?</text:p>
      <text:p text:style-name="P378">Adios</text:p>
      <text:p text:style-name="P379">"""</text:p>
      <text:p text:style-name="First_20_paragraph"><text:span text:style-name="T507">Añade</text:span> al final del fichero:</text:p>
      <text:p text:style-name="P380">def file = new File('datos.dat')</text:p>
      <text:p text:style-name="P381">file &lt;&lt; "P.D. Un beso"</text:p>
      <text:p text:style-name="P382">file.apend "Otro beso"</text:p>
      <text:h text:style-name="Heading_20_2" text:outline-level="2">Lectura</text:h>
      <text:p text:style-name="First_20_paragraph">Lee <text:span text:style-name="T508">todo</text:span><text:span text:style-name="T509"> </text:span><text:span text:style-name="T510">el</text:span><text:span text:style-name="T511"> </text:span><text:span text:style-name="T512">texto</text:span>:</text:p>
      <text:p text:style-name="P383">def file = new File('datos.dat')</text:p>
      <text:p text:style-name="P384">println file.text</text:p>
      <text:p text:style-name="First_20_paragraph">Lee el texto <text:span text:style-name="T513">línea</text:span><text:span text:style-name="T514"> </text:span><text:span text:style-name="T515">a</text:span><text:span text:style-name="T516"> </text:span><text:span text:style-name="T517">línea</text:span>:</text:p>
      <text:p text:style-name="P385">def file = new File('datos.dat')</text:p>
      <text:p text:style-name="P386">file.eachLine { println "-&gt;$it" }</text:p>
      <text:h text:style-name="Heading_20_2" text:outline-level="2">Tamaños</text:h>
      <text:p text:style-name="First_20_paragraph">Para sacar el tamaño <text:span text:style-name="T518">de</text:span><text:span text:style-name="T519"> </text:span><text:span text:style-name="T520">los</text:span><text:span text:style-name="T521"> </text:span><text:span text:style-name="T522">ficheros</text:span><text:span text:style-name="T523"> </text:span><text:span text:style-name="T524">y</text:span><text:span text:style-name="T525"> </text:span><text:span text:style-name="T526">de</text:span><text:span text:style-name="T527"> </text:span><text:span text:style-name="T528">las</text:span><text:span text:style-name="T529"> </text:span><text:span text:style-name="T530">particiones</text:span> es parecido a Java:</text:p>
      <text:p text:style-name="P387">// tamaño en bytes</text:p>
      <text:p text:style-name="P388">println file.size()</text:p>
      <text:p text:style-name="P389"/>
      <text:p text:style-name="P390">// bytes libres en la partición actual</text:p>
      <text:p text:style-name="P391">println file.getFreeSpace()</text:p>
      <text:p text:style-name="P392"/>
      <text:p text:style-name="P393">// bytes disponibles en la máquina virtual</text:p>
      <text:p text:style-name="P394">println file.getUsableSpace()</text:p>
      <text:p text:style-name="P395"/>
      <text:p text:style-name="P396">// tamaño total en bytes de la parción actual</text:p>
      <text:p text:style-name="P397">println file.getTotalSpace()</text:p>
      <text:h text:style-name="Heading_20_2" text:outline-level="2">Propiedades</text:h>
      <text:p text:style-name="First_20_paragraph">Al igual que en Java podemos acceder a las <text:span text:style-name="T531">propiedades</text:span><text:span text:style-name="T532"> </text:span><text:span text:style-name="T533">de</text:span><text:span text:style-name="T534"> </text:span><text:span text:style-name="T535">los</text:span><text:span text:style-name="T536"> </text:span><text:span text:style-name="T537">archivos</text:span>:</text:p>
      <text:p text:style-name="P398">file.exists()</text:p>
      <text:p text:style-name="P399">file.isFile()</text:p>
      <text:p text:style-name="P400">file.canRead()</text:p>
      <text:p text:style-name="P401">file.canWrite()</text:p>
      <text:p text:style-name="P402">file.isDirectory()</text:p>
      <text:p text:style-name="P403">file.isHidden()</text:p>
      <text:h text:style-name="Heading_20_2" text:outline-level="2">Creación</text:h>
      <text:p text:style-name="First_20_paragraph">Crear un <text:span text:style-name="T538">fichero</text:span>:</text:p>
      <text:p text:style-name="P404">def file = new File("kkk.txt")</text:p>
      <text:p text:style-name="P405">file.createNewFile()</text:p>
      <text:p text:style-name="First_20_paragraph">Crear un <text:span text:style-name="T539">fichero</text:span><text:span text:style-name="T540"> </text:span><text:span text:style-name="T541">temporal</text:span>:</text:p>
      <text:p text:style-name="P406">File.createTempFile("kkk", "txt")</text:p>
      <text:p text:style-name="First_20_paragraph">Crear <text:span text:style-name="T542">directorios</text:span>:</text:p>
      <text:p text:style-name="P407">def dir = new File("kk1/kk2")</text:p>
      <text:p text:style-name="P408">dir.mkdirs()</text:p>
      <text:h text:style-name="Heading_20_2" text:outline-level="2">Borrado</text:h>
      <text:p text:style-name="First_20_paragraph">Para borrar <text:span text:style-name="T543">tanto</text:span><text:span text:style-name="T544"> </text:span><text:span text:style-name="T545">ficheros</text:span><text:span text:style-name="T546"> </text:span><text:span text:style-name="T547">como</text:span><text:span text:style-name="T548"> </text:span><text:span text:style-name="T549">directorios</text:span>:</text:p>
      <text:p text:style-name="P409">file.delete()</text:p>
      <text:h text:style-name="Heading_20_1" text:outline-level="1">XML</text:h>
      <text:h text:style-name="Heading_20_2" text:outline-level="2">Builders</text:h>
      <text:p text:style-name="First_20_paragraph">Groovy utiliza las listas y los mapas para <text:span text:style-name="T550">parsear</text:span><text:span text:style-name="T551"> </text:span><text:span text:style-name="T552">datos</text:span> de forma sencilla.</text:p>
      <text:p text:style-name="Text_20_body">Aunque podemos crear los nuestros, Groovy viene ya con varios Builders:</text:p>
      <text:list text:style-name="L6">
        <text:list-item>
          <text:p text:style-name="P410"><text:span text:style-name="T553">NodeBuilder</text:span> - navegación mediante XPath</text:p>
        </text:list-item>
        <text:list-item>
          <text:p text:style-name="P410"><text:span text:style-name="T554">DOMBuilder</text:span> - navegación mediante DOM</text:p>
        </text:list-item>
        <text:list-item>
          <text:p text:style-name="P410"><text:span text:style-name="T555">SAXBuilder</text:span> - navegación mediante SAX</text:p>
        </text:list-item>
        <text:list-item>
          <text:p text:style-name="P410"><text:span text:style-name="T556">MarkupBuilder</text:span> - documentos de XML / HTML</text:p>
        </text:list-item>
        <text:list-item>
          <text:p text:style-name="P410"><text:span text:style-name="T557">AntBuilder</text:span> - tareas Ant</text:p>
        </text:list-item>
        <text:list-item>
          <text:p text:style-name="P410"><text:span text:style-name="T558">SwingBuilder</text:span> - interfaces Swing</text:p>
        </text:list-item>
      </text:list>
      <text:h text:style-name="Heading_20_2" text:outline-level="2">Escritura XML</text:h>
      <text:p text:style-name="First_20_paragraph">Utilizamos <text:span text:style-name="T559">MarkupBuilder</text:span>:</text:p>
      <text:p text:style-name="P411">def writer = new StringWriter()</text:p>
      <text:p text:style-name="P412">def builder = new MarkupBuilder(writer)</text:p>
      <text:p text:style-name="P413">builder.setDoubleQuotes true</text:p>
      <text:p text:style-name="P414">builder.personas{</text:p>
      <text:p text:style-name="P415"><text:s text:c="2"/>persona(id:"1"){</text:p>
      <text:p text:style-name="P416"><text:s text:c="4"/>nombre "Adolfo"</text:p>
      <text:p text:style-name="P417"><text:s text:c="4"/>edad 35</text:p>
      <text:p text:style-name="P418"><text:s text:c="2"/>}</text:p>
      <text:p text:style-name="P419"><text:s text:c="2"/>persona(id:"2"){</text:p>
      <text:p text:style-name="P420"><text:s text:c="4"/>nombre "Alba"</text:p>
      <text:p text:style-name="P421"><text:s text:c="4"/>edad 25</text:p>
      <text:p text:style-name="P422"><text:s text:c="2"/>}</text:p>
      <text:p text:style-name="P423">}</text:p>
      <text:p text:style-name="P424">println writer.toString()</text:p>
      <text:p text:style-name="First_20_paragraph">El fichero generado:</text:p>
      <text:p text:style-name="P425">&lt;personas&gt;</text:p>
      <text:p text:style-name="P426"><text:s text:c="2"/>&lt;persona id="1"&gt;</text:p>
      <text:p text:style-name="P427"><text:s text:c="4"/>&lt;nombre&gt;Adolfo&lt;/nombre&gt;</text:p>
      <text:p text:style-name="P428"><text:s text:c="4"/>&lt;edad&gt;35&lt;/edad&gt;</text:p>
      <text:p text:style-name="P429"><text:s text:c="2"/>&lt;/persona&gt;</text:p>
      <text:p text:style-name="P430"><text:s text:c="2"/>&lt;persona id="2"&gt;</text:p>
      <text:p text:style-name="P431"><text:s text:c="4"/>&lt;nombre&gt;Alba&lt;/nombre&gt;</text:p>
      <text:p text:style-name="P432"><text:s text:c="4"/>&lt;edad&gt;25&lt;/edad&gt;</text:p>
      <text:p text:style-name="P433"><text:s text:c="2"/>&lt;/persona&gt;</text:p>
      <text:p text:style-name="P434">&lt;/personas&gt;</text:p>
      <text:h text:style-name="Heading_20_2" text:outline-level="2">Lectura XML</text:h>
      <text:p text:style-name="First_20_paragraph"><text:span text:style-name="T560">XmlParser</text:span> lee todo el documento y genera en memoria una estructura parecida al DOM.</text:p>
      <text:p text:style-name="Text_20_body">Es más cómodo y rápido una vez leído, pero necesita más memoria RAM.</text:p>
      <text:p text:style-name="P435">def personas=new XmlParser().parse("personas.xml")</text:p>
      <text:p text:style-name="P436">personas.each { println it }</text:p>
      <text:p text:style-name="First_20_paragraph"><text:span text:style-name="T561">XmlSlurper</text:span> hace lectura directa y es más rápido en la primera lectura.</text:p>
      <text:p text:style-name="Text_20_body">Viene bien para hacer búsquedas en ficheros grandes.</text:p>
      <text:p text:style-name="P437">def personas=new XmlSlurper().parse("personas.xml")</text:p>
      <text:p text:style-name="P438">personas.each { println it }</text:p>
      <text:h text:style-name="Heading_20_1" text:outline-level="1">Plantillas</text:h>
      <text:h text:style-name="Heading_20_2" text:outline-level="2">La plantilla</text:h>
      <text:p text:style-name="First_20_paragraph">En Groovy podemos usar <text:span text:style-name="T562">plantillas</text:span> de este estilo:</text:p>
      <text:p text:style-name="P439">&lt;html&gt;</text:p>
      <text:p text:style-name="P440"><text:s text:c="2"/>&lt;head&gt;</text:p>
      <text:p text:style-name="P441"><text:s text:c="4"/>&lt;title&gt;Informe del ${String.format("%tA",fecha)}&lt;/title&gt;</text:p>
      <text:p text:style-name="P442"><text:s text:c="2"/>&lt;/head&gt;</text:p>
      <text:p text:style-name="P443"><text:s text:c="2"/>&lt;body&gt;</text:p>
      <text:p text:style-name="P444"><text:s text:c="4"/>Estimado ${usuario?.nombre} ${usuario?.apellidos}</text:p>
      <text:p text:style-name="P445"><text:s text:c="4"/>bla,bla,bla,...</text:p>
      <text:p text:style-name="P446"><text:s text:c="2"/>&lt;/body&gt;</text:p>
      <text:p text:style-name="P447">&lt;/html&gt;</text:p>
      <text:h text:style-name="Heading_20_2" text:outline-level="2">Parseo</text:h>
      <text:p text:style-name="First_20_paragraph">Y podemos <text:span text:style-name="T563">parsearlas</text:span> de forma sencilla:</text:p>
      <text:p text:style-name="P448">def plantilla=this.class.getResource("plantillaEmail.gtpl")</text:p>
      <text:p text:style-name="P449">def datos=[</text:p>
      <text:p text:style-name="P450"><text:s text:c="2"/>"usuario": new Usuario(nombre:"pepe", apellidos:"perez"),</text:p>
      <text:p text:style-name="P451"><text:s text:c="2"/>"fecha":new Date()]</text:p>
      <text:p text:style-name="P452">def procesador=new SimpleTemplateEngine()</text:p>
      <text:p text:style-name="P453">def correo=procesador.createTemplate(plantilla).make(datos);</text:p>
      <text:p text:style-name="P454">println correo.toString()</text:p>
      <text:h text:style-name="Heading_20_1" text:outline-level="1">Expresiones regulares</text:h>
      <text:h text:style-name="Heading_20_2" text:outline-level="2">Uso</text:h>
      <text:p text:style-name="First_20_paragraph">Las expresiones regulares se encierran con la barra <text:span text:style-name="T564">(</text:span><text:span text:style-name="T565"> </text:span><text:span text:style-name="T566">/</text:span><text:span text:style-name="T567"> </text:span><text:span text:style-name="T568">)</text:span>.</text:p>
      <text:p text:style-name="Text_20_body">Con la virgulilla <text:span text:style-name="T569">(</text:span><text:span text:style-name="T570"> </text:span><text:span text:style-name="T571">~</text:span><text:span text:style-name="T572"> </text:span><text:span text:style-name="T573">)</text:span> se hacen las comparaciones.</text:p>
      <text:p text:style-name="P455">a?-&gt; 0 o 1 'a'</text:p>
      <text:p text:style-name="P456">a*-&gt; 0 o muchas 'a'</text:p>
      <text:p text:style-name="P457">a+-&gt; 1 0 muchas 'a'</text:p>
      <text:p text:style-name="P458">a|b <text:s text:c="2"/>-&gt; 'a' o 'b'</text:p>
      <text:p text:style-name="P459">. -&gt; cualquier carácter</text:p>
      <text:p text:style-name="P460">[1-9] -&gt; cualquier número</text:p>
      <text:p text:style-name="P461">[^13] -&gt; cualquier número excepto el '1' y el '3'</text:p>
      <text:p text:style-name="P462">^a-&gt; empieza por 'a'</text:p>
      <text:p text:style-name="P463">a$-&gt; termina por 'a'</text:p>
      <text:h text:style-name="Heading_20_2" text:outline-level="2">Ejemplos I</text:h>
      <text:p text:style-name="First_20_paragraph">Ejemplos <text:span text:style-name="T574">sencillos</text:span>:</text:p>
      <text:p text:style-name="P464">// igual a abc</text:p>
      <text:p text:style-name="P465">assert "abc" ==~ /abc/</text:p>
      <text:p text:style-name="P466"/>
      <text:p text:style-name="P467">// empieza por ab</text:p>
      <text:p text:style-name="P468">assert "abcdef" ==~ /^ab.*/</text:p>
      <text:p text:style-name="P469"/>
      <text:p text:style-name="P470">// termina por ef</text:p>
      <text:p text:style-name="P471">assert "abcdef" ==~ /.*ef$/</text:p>
      <text:h text:style-name="Heading_20_2" text:outline-level="2">Ejemplos II</text:h>
      <text:p text:style-name="First_20_paragraph">Ejemplos algo <text:span text:style-name="T575">más</text:span><text:span text:style-name="T576"> </text:span><text:span text:style-name="T577">elaborados</text:span>:</text:p>
      <text:p text:style-name="P472">// empieza por a termina por d y tiene en medio una b o una c</text:p>
      <text:p text:style-name="P473">assert "abd" ==~ /^a[b|c]d$/</text:p>
      <text:p text:style-name="P474"/>
      <text:p text:style-name="P475">// empieza por a termina por d y tiene en medio cualquier carácter</text:p>
      <text:p text:style-name="P476">assert "acd" ==~ /^a.?d$/</text:p>
      <text:p text:style-name="P477"/>
      <text:p text:style-name="P478">// una o varias a y luego b</text:p>
      <text:p text:style-name="P479">assert "aab" ==~ /a+b/</text:p>
      <text:h text:style-name="Heading_20_1" text:outline-level="1">Fechas</text:h>
      <text:h text:style-name="Heading_20_2" text:outline-level="2">Hoy</text:h>
      <text:p text:style-name="First_20_paragraph">Cuando creamos un objeto se crea con <text:span text:style-name="T578">la</text:span><text:span text:style-name="T579"> </text:span><text:span text:style-name="T580">fecha</text:span><text:span text:style-name="T581"> </text:span><text:span text:style-name="T582">y</text:span><text:span text:style-name="T583"> </text:span><text:span text:style-name="T584">la</text:span><text:span text:style-name="T585"> </text:span><text:span text:style-name="T586">hora</text:span><text:span text:style-name="T587"> </text:span><text:span text:style-name="T588">actual</text:span>:</text:p>
      <text:p text:style-name="P480">def today = new Date() </text:p>
      <text:h text:style-name="Heading_20_2" text:outline-level="2">Sumar/Restar</text:h>
      <text:p text:style-name="First_20_paragraph">Podemos <text:span text:style-name="T589">añadir</text:span><text:span text:style-name="T590"> </text:span><text:span text:style-name="T591">y</text:span><text:span text:style-name="T592"> </text:span><text:span text:style-name="T593">sustraer</text:span> fechas de forma sencilla:</text:p>
      <text:p text:style-name="P481">def tomorrow <text:s text:c="1"/>= today + 1,</text:p>
      <text:p text:style-name="P482"><text:s text:c="4"/>dayAfter <text:s text:c="1"/>= today + 2,</text:p>
      <text:p text:style-name="P483"><text:s text:c="4"/>yesterday = today - 1,</text:p>
      <text:p text:style-name="P484"><text:s text:c="4"/>dayBefore = today - 2</text:p>
      <text:p text:style-name="P485">println "dayBefore = $dayBefore"</text:p>
      <text:p text:style-name="P486">println "yesterday = $yesterday"</text:p>
      <text:p text:style-name="P487">println "today <text:s text:c="4"/>= $today"</text:p>
      <text:p text:style-name="P488">println "tomorrow <text:s text:c="1"/>= $tomorrow"</text:p>
      <text:p text:style-name="P489">println "dayAfter <text:s text:c="1"/>= $dayAfter"</text:p>
      <text:h text:style-name="Heading_20_2" text:outline-level="2">Comparaciones</text:h>
      <text:p text:style-name="First_20_paragraph">Podemos hacer <text:span text:style-name="T594">comparaciones</text:span>:</text:p>
      <text:p text:style-name="P490">println "tomorrow.after(today) = " + tomorrow.after(today)</text:p>
      <text:p text:style-name="P491">println "yesterday.before(today) = " + yesterday.before(today)</text:p>
      <text:p text:style-name="P492">println "tomorrow.compareTo(today) = " + tomorrow.compareTo(today)</text:p>
      <text:p text:style-name="P493">println "tomorrow.compareTo(dayAfter) = " + tomorrow.compareTo(dayAfter)</text:p>
      <text:p text:style-name="P494">println "dayBefore.compareTo(dayBefore) = " + dayBefore.compareTo(dayBefore)</text:p>
      <text:h text:style-name="Heading_20_2" text:outline-level="2">Formateo</text:h>
      <text:p text:style-name="First_20_paragraph">Podemos <text:span text:style-name="T595">formatear</text:span><text:span text:style-name="T596"> </text:span><text:span text:style-name="T597">fechas</text:span> de forma sencilla:</text:p>
      <text:p text:style-name="P495">// YYYY/mm/dd</text:p>
      <text:p text:style-name="P496">println String.format('Hoy es %tY/%&lt;tm/%&lt;td', today)</text:p>
      <text:p text:style-name="P497"/>
      <text:p text:style-name="P498">// HH:MM:SS.LLL</text:p>
      <text:p text:style-name="P499">println String.format('La hora es %tH:%&lt;tM:%&lt;tS.%&lt;tL', today)</text:p>
      <text:h text:style-name="Heading_20_2" text:outline-level="2">Parseo</text:h>
      <text:p text:style-name="First_20_paragraph">Tambien podemos <text:span text:style-name="T598">parsear</text:span><text:span text:style-name="T599"> </text:span><text:span text:style-name="T600">cadenas</text:span> en fechas de forma sencilla:</text:p>
      <text:p text:style-name="P500">def date = Date.parse("yyyy/MM/dd HH:mm:ss", "2013/05/01 11:12:13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oovy</dc:title>
  </office:meta>
</office:document-meta>
</file>